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00000000CF73E1439B139099FF.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SArial" svg:font-family="SArial"/>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Negrito"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Bibliography_20_1">
      <style:paragraph-properties>
        <style:tab-stops/>
      </style:paragraph-properties>
    </style:style>
    <style:style style:name="P2" style:family="paragraph" style:parent-style-name="Bibliography_20_Heading">
      <style:paragraph-properties fo:break-before="page"/>
    </style:style>
    <style:style style:name="P3" style:family="paragraph" style:parent-style-name="Contents_20_Heading">
      <style:paragraph-properties fo:break-before="page"/>
    </style:style>
    <style:style style:name="P4" style:family="paragraph" style:parent-style-name="Footnote">
      <style:text-properties fo:language="pt" fo:country="BR" officeooo:rsid="00199fb4" officeooo:paragraph-rsid="00199fb4"/>
    </style:style>
    <style:style style:name="P5" style:family="paragraph" style:parent-style-name="Heading">
      <style:paragraph-properties fo:margin-top="0.122cm" fo:margin-bottom="0.101cm" style:contextual-spacing="false" fo:line-height="100%" fo:text-align="end" style:justify-single-word="false"/>
      <style:text-properties style:font-name="SArial" fo:font-size="12pt" style:font-size-asian="12pt" style:font-size-complex="12pt"/>
    </style:style>
    <style:style style:name="P6" style:family="paragraph" style:parent-style-name="Text_20_body">
      <style:paragraph-properties fo:margin-top="0.122cm" fo:margin-bottom="0.101cm" style:contextual-spacing="false" fo:line-height="100%" fo:text-align="end" style:justify-single-word="false"/>
      <style:text-properties style:font-name="SArial" fo:font-size="12pt" style:font-size-asian="12pt" style:font-size-complex="12pt"/>
    </style:style>
    <style:style style:name="P7" style:family="paragraph" style:parent-style-name="Standard">
      <style:paragraph-properties fo:text-align="justify" style:justify-single-word="false"/>
      <style:text-properties style:font-name="Arial2" fo:language="pt" fo:country="BR" officeooo:rsid="0007efeb" officeooo:paragraph-rsid="0007efeb"/>
    </style:style>
    <style:style style:name="P8" style:family="paragraph" style:parent-style-name="Standard">
      <style:paragraph-properties fo:text-align="justify" style:justify-single-word="false"/>
      <style:text-properties style:font-name="Arial2" fo:language="pt" fo:country="BR" officeooo:rsid="0007efeb" officeooo:paragraph-rsid="0017f0dd"/>
    </style:style>
    <style:style style:name="P9" style:family="paragraph" style:parent-style-name="Standard">
      <style:paragraph-properties fo:text-align="end" style:justify-single-word="false"/>
      <style:text-properties style:font-name="Arial2" fo:language="pt" fo:country="BR" fo:font-weight="normal" officeooo:rsid="00187949" officeooo:paragraph-rsid="00187949" style:font-weight-asian="normal" style:font-weight-complex="normal"/>
    </style:style>
    <style:style style:name="P10" style:family="paragraph" style:parent-style-name="Standard">
      <style:paragraph-properties fo:text-align="justify" style:justify-single-word="false"/>
      <style:text-properties style:font-name="Arial2" fo:language="pt" fo:country="BR" fo:font-weight="normal" officeooo:rsid="000ee407" officeooo:paragraph-rsid="001dc0fb" style:font-weight-asian="normal" style:font-weight-complex="normal"/>
    </style:style>
    <style:style style:name="P11" style:family="paragraph" style:parent-style-name="Standard">
      <style:paragraph-properties fo:text-align="justify" style:justify-single-word="false"/>
      <style:text-properties officeooo:paragraph-rsid="000d1d50"/>
    </style:style>
    <style:style style:name="P12" style:family="paragraph" style:parent-style-name="Subtitle">
      <style:text-properties officeooo:rsid="00187949" officeooo:paragraph-rsid="00187949"/>
    </style:style>
    <style:style style:name="P13" style:family="paragraph" style:parent-style-name="Text_20_body">
      <style:paragraph-properties fo:text-align="justify" style:justify-single-word="false"/>
      <style:text-properties style:font-name="Arial2" fo:language="pt" fo:country="BR" fo:font-weight="normal" officeooo:rsid="00134528" officeooo:paragraph-rsid="00134528" style:font-weight-asian="normal" style:font-weight-complex="normal"/>
    </style:style>
    <style:style style:name="P14" style:family="paragraph" style:parent-style-name="Text_20_body">
      <style:text-properties style:font-name="Arial2" fo:language="pt" fo:country="BR" officeooo:paragraph-rsid="002cf341"/>
    </style:style>
    <style:style style:name="P15" style:family="paragraph" style:parent-style-name="Text_20_body">
      <style:paragraph-properties fo:text-align="justify" style:justify-single-word="false"/>
      <style:text-properties style:font-name="Arial2" officeooo:paragraph-rsid="001a7fed"/>
    </style:style>
    <style:style style:name="P16" style:family="paragraph" style:parent-style-name="Text_20_body">
      <style:paragraph-properties fo:text-align="center" style:justify-single-word="false"/>
      <style:text-properties style:font-name="Arial2" fo:font-size="12pt" officeooo:rsid="00187949" officeooo:paragraph-rsid="00187949" style:font-size-asian="12pt" style:font-size-complex="12pt"/>
    </style:style>
    <style:style style:name="P17" style:family="paragraph" style:parent-style-name="Text_20_body">
      <style:text-properties style:font-name="Arial2" officeooo:paragraph-rsid="002cf341"/>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246dfc"/>
    </style:style>
    <style:style style:name="P20" style:family="paragraph" style:parent-style-name="Text_20_body">
      <style:text-properties officeooo:rsid="00187949" officeooo:paragraph-rsid="00187949"/>
    </style:style>
    <style:style style:name="P21" style:family="paragraph" style:parent-style-name="Title">
      <style:text-properties officeooo:rsid="00187949" officeooo:paragraph-rsid="00187949"/>
    </style:style>
    <style:style style:name="P22" style:family="paragraph" style:parent-style-name="Contents_20_1">
      <style:paragraph-properties>
        <style:tab-stops>
          <style:tab-stop style:position="16cm" style:type="right" style:leader-style="dotted" style:leader-text="."/>
        </style:tab-stops>
      </style:paragraph-properties>
    </style:style>
    <style:style style:name="P23" style:family="paragraph" style:parent-style-name="Contents_20_2">
      <style:paragraph-properties>
        <style:tab-stops>
          <style:tab-stop style:position="16cm" style:type="right" style:leader-style="dotted" style:leader-text="."/>
        </style:tab-stops>
      </style:paragraph-properties>
    </style:style>
    <style:style style:name="P24" style:family="paragraph" style:parent-style-name="Text_20_body">
      <style:paragraph-properties fo:margin-top="0cm" fo:margin-bottom="0cm" style:contextual-spacing="false"/>
      <style:text-properties style:font-name="Arial2" officeooo:rsid="002cf341" officeooo:paragraph-rsid="002cf341"/>
    </style:style>
    <style:style style:name="P25" style:family="paragraph" style:parent-style-name="Heading_20_1">
      <style:paragraph-properties fo:break-before="page"/>
    </style:style>
    <style:style style:name="P26" style:family="paragraph" style:parent-style-name="Heading_20_1">
      <style:paragraph-properties fo:margin-top="0cm" fo:margin-bottom="0cm" style:contextual-spacing="false"/>
      <style:text-properties officeooo:paragraph-rsid="002cf341"/>
    </style:style>
    <style:style style:name="P27" style:family="paragraph" style:parent-style-name="Text_20_body" style:list-style-name="L1">
      <style:text-properties style:font-name="Arial2" fo:language="pt" fo:country="BR" officeooo:paragraph-rsid="002cf341"/>
    </style:style>
    <style:style style:name="P28" style:family="paragraph" style:parent-style-name="Text_20_body" style:list-style-name="L2">
      <style:text-properties style:font-name="Arial2" fo:language="pt" fo:country="BR" officeooo:paragraph-rsid="002cf341"/>
    </style:style>
    <style:style style:name="T1" style:family="text">
      <style:text-properties style:font-name="Arial2" fo:language="pt" fo:country="BR"/>
    </style:style>
    <style:style style:name="T2" style:family="text">
      <style:text-properties style:font-name="Arial2" fo:language="pt" fo:country="BR" fo:font-style="italic" style:font-style-asian="italic" style:font-style-complex="italic"/>
    </style:style>
    <style:style style:name="T3" style:family="text">
      <style:text-properties style:font-name="Arial2" fo:language="pt" fo:country="BR" fo:font-style="italic" fo:font-weight="normal" officeooo:rsid="000d1d50" style:font-style-asian="italic" style:font-weight-asian="normal" style:font-style-complex="italic" style:font-weight-complex="normal"/>
    </style:style>
    <style:style style:name="T4" style:family="text">
      <style:text-properties style:font-name="Arial2" fo:language="pt" fo:country="BR" fo:font-weight="normal" officeooo:rsid="000d1d50" style:font-weight-asian="normal" style:font-weight-complex="normal"/>
    </style:style>
    <style:style style:name="T5" style:family="text">
      <style:text-properties style:font-name="Arial2" fo:language="pt" fo:country="BR" fo:font-weight="normal" officeooo:rsid="000ee407" style:font-weight-asian="normal" style:font-weight-complex="normal"/>
    </style:style>
    <style:style style:name="T6" style:family="text">
      <style:text-properties style:font-name="Arial2" fo:language="pt" fo:country="BR" officeooo:rsid="001bb559"/>
    </style:style>
    <style:style style:name="T7" style:family="text">
      <style:text-properties style:font-name="Arial2" fo:language="pt" fo:country="BR" officeooo:rsid="001bf03e"/>
    </style:style>
    <style:style style:name="T8" style:family="text">
      <style:text-properties style:font-name="Arial2" fo:language="pt" fo:country="BR" fo:font-style="normal" style:font-style-asian="normal" style:font-style-complex="normal"/>
    </style:style>
    <style:style style:name="T9" style:family="text">
      <style:text-properties style:font-name="Arial2" fo:language="pt" fo:country="BR" fo:font-style="normal" officeooo:rsid="00258c73" style:font-style-asian="normal" style:font-style-complex="normal"/>
    </style:style>
    <style:style style:name="T10" style:family="text">
      <style:text-properties style:font-name="Arial2" fo:language="pt" fo:country="BR" fo:font-style="normal" officeooo:rsid="00274d91" style:font-style-asian="normal" style:font-style-complex="normal"/>
    </style:style>
    <style:style style:name="T11" style:family="text">
      <style:text-properties style:font-name="Arial2" fo:language="pt" fo:country="BR" fo:font-style="normal" fo:font-weight="normal" style:font-style-asian="normal" style:font-weight-asian="normal" style:font-style-complex="normal" style:font-weight-complex="normal"/>
    </style:style>
    <style:style style:name="T12" style:family="text">
      <style:text-properties style:font-name="Arial2" fo:font-weight="normal" officeooo:rsid="000ee407" style:font-weight-asian="normal" style:font-weight-complex="normal"/>
    </style:style>
    <style:style style:name="T13" style:family="text">
      <style:text-properties fo:language="pt" fo:country="BR"/>
    </style:style>
    <style:style style:name="T14" style:family="text">
      <style:text-properties fo:language="pt" fo:country="BR" officeooo:rsid="001bf03e"/>
    </style:style>
    <style:style style:name="T15" style:family="text">
      <style:text-properties officeooo:rsid="001a7fed"/>
    </style:style>
    <style:style style:name="T16" style:family="text">
      <style:text-properties officeooo:rsid="001dc0fb"/>
    </style:style>
    <style:style style:name="T17" style:family="text">
      <style:text-properties officeooo:rsid="001f6870"/>
    </style:style>
    <style:style style:name="T18" style:family="text">
      <style:text-properties officeooo:rsid="00207621"/>
    </style:style>
    <style:style style:name="T19" style:family="text">
      <style:text-properties officeooo:rsid="002ab602"/>
    </style:style>
    <style:style style:name="T20" style:family="text">
      <style:text-properties officeooo:rsid="002b9f5b"/>
    </style:style>
    <style:style style:name="T21" style:family="text">
      <style:text-properties officeooo:rsid="002cf341"/>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style:use-window-font-color="true" loext:opacity="0%"/>
    </style:style>
    <style:style style:name="T25" style:family="text">
      <style:text-properties style:use-window-font-color="true" loext:opacity="0%" officeooo:rsid="002cf341"/>
    </style:style>
    <style:style style:name="T26" style:family="text">
      <style:text-properties style:use-window-font-color="true" loext:opacity="0%" officeooo:rsid="002b9f5b"/>
    </style:style>
    <style:style style:name="T27" style:family="text">
      <style:text-properties style:use-window-font-color="true" loext:opacity="0%" style:font-name="Arial2" fo:language="pt" fo:country="BR" fo:font-style="normal" style:font-style-asian="normal" style:font-style-complex="normal"/>
    </style:style>
    <style:style style:name="T28" style:family="text">
      <style:text-properties style:use-window-font-color="true" loext:opacity="0%" style:font-name="Arial2" fo:language="pt" fo:country="BR" fo:font-style="normal" officeooo:rsid="00274d91" style:font-style-asian="normal" style:font-style-complex="normal"/>
    </style:style>
    <style:style style:name="T29" style:family="text">
      <style:text-properties officeooo:rsid="00353ba3"/>
    </style:style>
    <style:style style:name="fr1"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5">Jediel da Rosa Ribeiro<text:line-break/>João Gustavo Ribeiro<text:line-break/>Leonardo Brandl</text:p>
      <text:p text:style-name="P6"/>
      <text:p text:style-name="P6"/>
      <text:p text:style-name="P6"/>
      <text:p text:style-name="P6"/>
      <text:p text:style-name="P6"/>
      <text:p text:style-name="P6"/>
      <text:p text:style-name="P21">Seitas e Heresias – Catolicismo</text:p>
      <text:p text:style-name="P12">Como evangelizar uma seita.</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6">BLUMENAU/SC<text:line-break/><text:span text:style-name="T29">ABRIL</text:span> 2021</text:p>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3">Sumário</text:p>
          </text:index-title>
          <text:p text:style-name="P22"><text:a xlink:type="simple" xlink:href="#__RefHeading___Toc1702_199053328" text:style-name="Index_20_Link" text:visited-style-name="Index_20_Link">1. Origem do Catolicismo [1]<text:tab/>3</text:a></text:p>
          <text:p text:style-name="P22"><text:a xlink:type="simple" xlink:href="#__RefHeading___Toc1704_199053328" text:style-name="Index_20_Link" text:visited-style-name="Index_20_Link">2. Demografia [2]<text:tab/>3</text:a></text:p>
          <text:p text:style-name="P22"><text:a xlink:type="simple" xlink:href="#__RefHeading___Toc569_1902288975" text:style-name="Index_20_Link" text:visited-style-name="Index_20_Link">3. As principais doutrinas<text:tab/>4</text:a></text:p>
          <text:p text:style-name="P22"><text:a xlink:type="simple" xlink:href="#__RefHeading___Toc1816_199053328" text:style-name="Index_20_Link" text:visited-style-name="Index_20_Link">4. Refutações bíblicas [3]<text:tab/>4</text:a></text:p>
          <text:p text:style-name="P23"><text:a xlink:type="simple" xlink:href="#__RefHeading___Toc1824_199053328" text:style-name="Index_20_Link" text:visited-style-name="Index_20_Link">4.1 – Fé e Obras<text:tab/>4</text:a></text:p>
          <text:p text:style-name="P23"><text:a xlink:type="simple" xlink:href="#__RefHeading___Toc1826_199053328" text:style-name="Index_20_Link" text:visited-style-name="Index_20_Link">4.2 – Cristo e os Santos<text:tab/>4</text:a></text:p>
          <text:p text:style-name="P23"><text:a xlink:type="simple" xlink:href="#__RefHeading___Toc1828_199053328" text:style-name="Index_20_Link" text:visited-style-name="Index_20_Link">4.3 – As imagens<text:tab/>5</text:a></text:p>
          <text:p text:style-name="P23"><text:a xlink:type="simple" xlink:href="#__RefHeading___Toc1832_199053328" text:style-name="Index_20_Link" text:visited-style-name="Index_20_Link">4.4 – O Purgatório<text:tab/>5</text:a></text:p>
          <text:p text:style-name="P22"><text:a xlink:type="simple" xlink:href="#__RefHeading___Toc1834_199053328" text:style-name="Index_20_Link" text:visited-style-name="Index_20_Link">5. Como evangelizá-los?<text:tab/>5</text:a></text:p>
          <text:p text:style-name="P22"><text:a xlink:type="simple" xlink:href="#__RefHeading___Toc571_1902288975" text:style-name="Index_20_Link" text:visited-style-name="Index_20_Link">5.1 Naturalidade.<text:tab/>5</text:a></text:p>
        </text:index-body>
      </text:table-of-content>
      <text:h text:style-name="Heading_20_1" text:outline-level="1"/>
      <text:h text:style-name="P25" text:outline-level="1"><text:bookmark-start text:name="__RefHeading___Toc1702_199053328"/><text:span text:style-name="T17">1. </text:span>Origem do Catolicismo <text:bibliography-mark text:identifier="Origem do catolicismo" text:bibliography-type="custom1" text:annote="18 de Abril de 2021" text:title="Catolicismo - Wikipédia" text:url="https://pt.wikipedia.org">[1]</text:bibliography-mark><text:bookmark-end text:name="__RefHeading___Toc1702_199053328"/></text:h>
      <text:p text:style-name="P8"><text:tab/>A Igreja acredita que o catolicismo nasceu na era de Cristo quando o mesmo criou a igreja primitiva. Segundo a passagem de Mateus 16:18, narrada na bíblia, Pedro teria sido o primeiro papa, porque Jesus lhe diz o seguinte: <text:line-break/>“Pois também eu te digo que tu és Pedro, e sobre esta pedra edificarei a minha igreja, e as portas do inferno não prevalecerão contra ela”.<text:line-break/>Após a perseguição e morte de Jesus Cristo, Pedro foi o principal apóstolo responsável por difundir o cristianismo. Posteriormente, durante o auge da civilização romana, o apóstolo Paulo teve fundamental importância para a expansão do cristianismo e da filosofia cristã. A partir da influência de Paulo, a religião desenvolveu-se inicialmente de forma incipiente entre os romanos, pois os cultos cristãos eram proibidos em Roma e, nessa época, a grande maioria da população romana era pagã.<text:line-break/><text:tab/>Durante o governo do imperador romano Nero, os cristãos sofreram uma das maiores perseguições em Roma: foram torturados, empalados e hostilizados nas arenas durante espetáculos públicos. No ano de 313, o imperador Constantino deu liberdade de culto aos cristãos e, a partir de então, o cristianismo passou a agregar novos adeptos em Roma, tornando-se a religião oficial do Império Romano em 390, ato instituído por Teodósio.<text:line-break/><text:tab/>O Édito de Milão, promulgado a 13 de junho de 313 pelo imperador Constantino (306-337), assegurou a tolerância e liberdade de culto para com os cristãos, alargada a todo o território do Império Romano.<text:line-break/>Após um período de grande intolerância e de perseguições oficiais aos cristãos, a medida tomada por Constantino teve enormes consequências na História do Ocidente, marcando o início da aproximação e identificação do Império com o cristianismo, facto que conduzirá, em breve, à proclamação do cristianismo como religião oficial do Estado, por Teodósio, em 380. Dois anos antes em 311, já Galério havia reconhecido oficialmente o cristianismo no Oriente.<text:line-break/><text:tab/>Um dos momentos mais importantes da história do Cristianismo e, por consequência, da formação da civilização europeia foi a oficialização dessa religião pelo imperador Teodósio, o Grande, (imperador do Ocidente) em 380 d.C. Foi esse processo de oficialização que permitiu a institucionalização do que hoje conhecemos como catolicismo.</text:p>
      <text:p text:style-name="P7"/>
      <text:h text:style-name="Heading_20_1" text:outline-level="1"><text:bookmark-start text:name="__RefHeading___Toc1704_199053328"/><text:span text:style-name="T18">2. </text:span>Demografia <text:bibliography-mark text:identifier="Demografia da Igreja Católica" text:bibliography-type="custom1" text:annote="18 de abril de 2021" text:title="A igreja católica no mundo - Wikipédia, a enciclopédia livre" text:url="https://pt.wikipedia.org/wiki/Igreja_Cat%C3%B3lica_no_mundo">[2]</text:bibliography-mark><text:bookmark-end text:name="__RefHeading___Toc1704_199053328"/></text:h>
      <text:p text:style-name="P11"><text:span text:style-name="T4"><text:tab/>Em 2016, a Igreja Católica contava aproximadamente com </text:span><text:span text:style-name="T3">1,329 bilhão de fiéis</text:span><text:span text:style-name="T4"> no mundo (ou seja, 19% da população mundial e mais de metade de todos os cristãos</text:span><text:bookmark text:name="cite_ref-Total_2-1"/><text:span text:style-name="T4">), distribuídos principalmente na Europa e na América, mas também em outras regiões do mundo. 1,329 bilhão de batizados Entre 2013 e 2018 se registra um aumento de cerca de 6% dos católicos batizados nos cinco continentes, passando dos quase 1,254 bilhão para 1,329 bilhão, um aumento de 75 milhões de pessoas. Do total de católicos no mundo, </text:span><text:span text:style-name="T3">48% vivem na América</text:span><text:span text:style-name="T4">, </text:span><text:span text:style-name="T3">21,5% na Europa</text:span><text:span text:style-name="T4"> e </text:span><text:span text:style-name="T3">11,1% na Ásia</text:span><text:span text:style-name="T4">, onde houve um particular aumento.<text:tab/></text:span><text:span text:style-name="T5">O Brasil é o país com maior número de católicos no mundo (sendo país com a maior população católica do </text:span><text:soft-page-break/><text:span text:style-name="T5">mundo, representando sozinho cerca de 10% dos católicos de todo o globo</text:span><text:span text:style-name="T12">)</text:span><text:span text:style-name="T5">, seguido pelo México e Estados Unidos.</text:span></text:p>
      <text:p text:style-name="P10"/>
      <text:h text:style-name="Heading_20_1" text:outline-level="1"><text:bookmark-start text:name="__RefHeading___Toc569_1902288975"/><text:span text:style-name="T21">3. </text:span>As principais doutrinas <text:bookmark-end text:name="__RefHeading___Toc569_1902288975"/></text:h>
      <text:p text:style-name="P17"><text:tab/><text:span text:style-name="T13">A doutrina católica está explicada em 4 livros principais, que são: o Credo niceno constantinopolitano, o Catecismo de São Pio X, o Catecismo da Igreja Católica (CIC) e o Compêndio do Catecismo da Igreja Católica (CCIC). Também possuem muitos outros documentos.</text:span></text:p>
      <text:p text:style-name="P14"><text:line-break/>As principais doutrinas são:</text:p>
      <text:list xml:id="list3920717864" text:style-name="L1">
        <text:list-item>
          <text:p text:style-name="P27">Um único Deus que subsiste em três pessoas, a Trindade Santíssima;</text:p>
        </text:list-item>
      </text:list>
      <text:list xml:id="list1507319236" text:style-name="L2">
        <text:list-item>
          <text:p text:style-name="P28">Existem <text:span text:style-name="T23">céu e inferno, vida após a morte</text:span> e o <text:span text:style-name="T22">purgatório</text:span> com diferentes estágios;</text:p>
        </text:list-item>
        <text:list-item>
          <text:p text:style-name="P28">O que determina o destino dos fiéis <text:span text:style-name="T22">são os seus atos e obras</text:span> em vida que lhes designa a salvação ou a perdição eternamente;</text:p>
        </text:list-item>
      </text:list>
      <text:h text:style-name="Heading_20_1" text:outline-level="1"><text:bookmark-start text:name="__RefHeading___Toc1816_199053328"/><text:span text:style-name="T21">4</text:span><text:span text:style-name="T18">. </text:span>Refutações bíblicas <text:bibliography-mark text:identifier="Ref. Doutrinas e refutações" text:bibliography-type="custom1" text:annote="Acesso em: 18 de abril de 2021" text:title="27 Razões para não ser católico" text:url="https://www.presbiteros.org.br/27-razoes-para-nao-ser-catolico">[3]</text:bibliography-mark><text:bookmark-end text:name="__RefHeading___Toc1816_199053328"/></text:h>
      <text:h text:style-name="Heading_20_2" text:outline-level="2"><text:bookmark-start text:name="__RefHeading___Toc1824_199053328"/><text:span text:style-name="Strong_20_Emphasis"><text:span text:style-name="T21">4</text:span></text:span><text:span text:style-name="Strong_20_Emphasis">.</text:span><text:span text:style-name="Strong_20_Emphasis"><text:span text:style-name="T20">1</text:span></text:span><text:span text:style-name="Strong_20_Emphasis"><text:span text:style-name="T19"> </text:span></text:span><text:span text:style-name="Strong_20_Emphasis">– Fé e Obras</text:span><text:bookmark-end text:name="__RefHeading___Toc1824_199053328"/></text:h>
      <text:p text:style-name="P18"><text:span text:style-name="Emphasis"><text:span text:style-name="T9"><text:tab/>A</text:span></text:span><text:span text:style-name="Emphasis"><text:span text:style-name="T8">s Sagradas Escrituras nos ensinam repetidas vezes que </text:span></text:span><text:span text:style-name="Emphasis"><text:span text:style-name="T11">a salvação é pela graça e exclusivamente por meio da fé</text:span></text:span><text:span text:style-name="Emphasis"><text:span text:style-name="T8"> (Jo 1:12; 3:15-16;) e que as boas obras apenas evidenciam a fé salvífica (Gl 5:6; Tg 2:18), sendo consequência e não causa de salvação. </text:span></text:span><text:span text:style-name="Emphasis"><text:span text:style-name="T9">O</text:span></text:span><text:span text:style-name="Emphasis"><text:span text:style-name="T8"> apóstolo Paulo afirma que Se é pela graça, já não é pelas obras do contrário, a graça já não é graça (Rm 11:6; compare com Ef 2:9).</text:span></text:span></text:p>
      <text:h text:style-name="Heading_20_2" text:outline-level="2"><text:bookmark-start text:name="__RefHeading___Toc1826_199053328"/><text:span text:style-name="Strong_20_Emphasis"><text:span text:style-name="T25">4</text:span></text:span><text:span text:style-name="Strong_20_Emphasis"><text:span text:style-name="T24">.</text:span></text:span><text:span text:style-name="Strong_20_Emphasis"><text:span text:style-name="T26">2</text:span></text:span><text:span text:style-name="Strong_20_Emphasis"><text:span text:style-name="T24"> – Cristo e os Santos</text:span></text:span><text:bookmark-end text:name="__RefHeading___Toc1826_199053328"/></text:h>
      <text:p text:style-name="P18"><text:span text:style-name="Emphasis"><text:span text:style-name="T28"><text:tab/>A</text:span></text:span><text:span text:style-name="Emphasis"><text:span text:style-name="T27">s Sagradas Escrituras enfatizam que apenas o Soberano e Eterno Senhor – que não divide a Sua glória (Is 42, 8;) – deve ser cultuado. O Senhor Jesus Cristo disse e está escrito: ‘Ao Senhor teu Deus adorarás, e só a ele darás culto’ (Mt 4, 10 e Lc 4, 8;).</text:span></text:span></text:p>
      <text:h text:style-name="Heading_20_2" text:outline-level="2"><text:bookmark-start text:name="__RefHeading___Toc1828_199053328"/><text:span text:style-name="Strong_20_Emphasis"><text:span text:style-name="T21">4</text:span></text:span><text:span text:style-name="Strong_20_Emphasis"><text:span text:style-name="T18">.</text:span></text:span><text:span text:style-name="Strong_20_Emphasis"><text:span text:style-name="T20">3</text:span></text:span><text:span text:style-name="Strong_20_Emphasis"> – As imagens</text:span><text:bookmark-end text:name="__RefHeading___Toc1828_199053328"/></text:h>
      <text:p text:style-name="P19"><text:span text:style-name="Emphasis"><text:span text:style-name="T8"><text:tab/>Sagradas Escrituras ensinam de uma forma evidente acerca da proibição divina em relação ao culto prestado às imagens. </text:span></text:span><text:span text:style-name="Emphasis"><text:span text:style-name="T10">(Ex 20, 4-6.)</text:span></text:span></text:p>
      <text:h text:style-name="Heading_20_2" text:outline-level="2"><text:bookmark-start text:name="__RefHeading___Toc1832_199053328"/><text:soft-page-break/><text:span text:style-name="Strong_20_Emphasis"><text:span text:style-name="T21">4</text:span></text:span><text:span text:style-name="Strong_20_Emphasis"><text:span text:style-name="T16">.</text:span></text:span><text:span text:style-name="Strong_20_Emphasis"><text:span text:style-name="T20">4</text:span></text:span><text:span text:style-name="Strong_20_Emphasis"> – O Purgatório</text:span><text:bookmark-end text:name="__RefHeading___Toc1832_199053328"/></text:h>
      <text:p text:style-name="P18"><text:span text:style-name="Emphasis"><text:span text:style-name="T9"><text:tab/>A</text:span></text:span><text:span text:style-name="Emphasis"><text:span text:style-name="T8">s Sagradas Escrituras testemunham acerca da eficácia do sangue de Nosso Senhor Jesus Cristo, que é capaz de nos purificar de ‘</text:span></text:span><text:span text:style-name="Emphasis"><text:span text:style-name="T2">todo</text:span></text:span><text:span text:style-name="Emphasis"><text:span text:style-name="T8"> pecado’ (cf. 1Jo 1:7)</text:span></text:span></text:p>
      <text:p text:style-name="P18"><text:span text:style-name="Emphasis"><text:span text:style-name="T1"/></text:span></text:p>
      <text:h text:style-name="P26" text:outline-level="1"><text:bookmark-start text:name="__RefHeading___Toc1834_199053328"/><text:span text:style-name="T21">5</text:span><text:span text:style-name="T16">. </text:span>Como evangelizá-los?<text:bookmark-end text:name="__RefHeading___Toc1834_199053328"/></text:h>
      <text:p text:style-name="P24"><text:tab/><text:span text:style-name="T13">Como ou qual estratégia deve ser usada para evangelizar um povo que está cego em doutrinas e tradição?</text:span></text:p>
      <text:h text:style-name="P26" text:outline-level="1"/>
      <text:h text:style-name="P26" text:outline-level="1"><text:bookmark-start text:name="__RefHeading___Toc571_1902288975"/><text:span text:style-name="T21">Naturalidade</text:span><text:note text:id="ftn1" text:note-class="footnote"><text:note-citation>1</text:note-citation><text:note-body><text:p text:style-name="P4">Escrito por Jediel da Rosa Ribeiro</text:p></text:note-body></text:note>.<text:bookmark-end text:name="__RefHeading___Toc571_1902288975"/></text:h>
      <text:p text:style-name="P18"><text:tab/><text:span text:style-name="T6">Na minha opinião essa pergunta não é o melhor jeito de começar a pensar sobre o evangelismo de um grupo ou até de um indivíduo pertencente </text:span><text:span text:style-name="T7">à</text:span><text:span text:style-name="T6"> um grupo. Quando pensamos em evangelização, as vezes temos a ideia errada de que vamos convencer alguém usando uma estratégia ou plano traçado para evangelizar essa pessoa ou grupo. Porém, quando pensamos assim perdemos o aspecto pessoal da evangelização e perdemos o foco quanto ao amor que devemos demonstrar para com as pessoas ao nosso redor. Então, pensando em como evangelizar um grupo como os católicos por exemplo, não devemos pensar em “como evangelizá-los”, mas sim como evangelizar. Cada pessoa tem um grupo específico, muitas das vezes para evangelizar. Temos habilidades e peculiaridades específicas a cada um de nós, essas peculiaridades e habilidades e até mesmo falhas e imperfeições são exatamente as características que Deus vai usar para falar com as pessoas. Conforme vamos falando e nos arriscando, inevitavelmente crescemos e nos tornamos melhores e mais confiantes em expressar e expor nossa fé de maneira natural e simples. Do nosso jeito pessoal, sem perder a essência da mensagem que Jesus nos deixou. Em suma, penso na evangelização não como algo direcionado </text:span><text:span text:style-name="T7">à</text:span><text:span text:style-name="T6"> um público necessariamente. Porém, com toda a certeza, devemos adequar nossa mensagem ao nosso público, mas isso não é algo por si só. Isso é o aspecto chave de como não só evangelizar, mas como transmitir algo para outra pessoa, expor algo, alguém, sua fé. Para isso devemos achar uma base comum entre </text:span><text:span text:style-name="T7">nós e o ouvinte, então conversando, sem forçar situações, sem forçar o assunto, sem despejar seu balde do evangelho na pessoa sem qualquer consideração por ela, sem se importar com seus problemas, suas aflições e suas dificuldades. Seguindo o exemplo de Jesus. Ele não chegava nas pessoas para evangelizá-las. Ele não era movido por seu desejo missionário(sim, Jesus também era movido pelo seu desejo missionário), porém, Jesus era movido principalmente por compaixão a chegar até as pessoas, ele se interessava nas pessoas, dava atenção e apresentava a solução para elas, no caso, Ele mesmo. Jesus curava as pessoas de suas doenças, seus </text:span><text:soft-page-break/><text:span text:style-name="T7">problemas, libertava pessoas de demônios e até mesmo libertava as pessoas delas mesmas. Libertava de seus desejos egoístas, <text:s/>emoções enganosas e muito mais. </text:span></text:p>
      <text:p text:style-name="P15"><text:span text:style-name="T15"><text:tab/></text:span><text:span text:style-name="T14">Tendo isso em mente, desejo concluir com minha ideia principal. Para evangelizar devemos ter o cuidado de não separar as pessoas em caixinhas como se as pessoas necessitassem de algo a mais ou de algo específico de diferente. Não importa quem você está evangelizando, devemos enxergar as pessoas sem acepções e preconceitos, mas vê-las como pessoas que podem estar buscando aquilo que você tem para lhes oferecer. O amor e o cuidado de Jesus. Sejamos instrumentos de Deus aqui na terra, pregando o grande amor de Deus, seus grandes feitos, sua justiça. Que possamos fazer parte daquilo que Deus está fazendo no mundo, contribuindo com tudo que temos, nossa vida, nosso tempo, nossa saúde, nosso dinheiro, tudo em resposta ao grande e incomparável, doce amor de Deus.</text:span></text:p>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style-name="Strong_20_Emphasis" text:bibliography-data-field="title"/>
            <text:index-entry-span>. Disponível em: &lt;</text:index-entry-span>
            <text:index-entry-bibliography text:style-name="Internet_20_link" text:bibliography-data-field="url"/>
            <text:index-entry-span>&gt;. Acesso em: </text:index-entry-span>
            <text:index-entry-bibliography text:bibliography-data-field="annote"/>
            <text:index-entry-span>.</text:index-entry-span>
          </text:bibliography-entry-template>
          <text:bibliography-entry-template text:bibliography-type="book" text:style-name="Bibliography_20_1">
            <text:index-entry-bibliography text:bibliography-data-field="identifier"/>
            <text:index-entry-span>: </text:index-entry-span>
            <text:index-entry-bibliography text:style-name="Strong_20_Emphasis" text:bibliography-data-field="title"/>
            <text:index-entry-span>. Disponível em: &lt;</text:index-entry-span>
            <text:index-entry-bibliography text:style-name="Internet_20_link" text:bibliography-data-field="url"/>
            <text:index-entry-span>&gt;. Acesso em: </text:index-entry-span>
            <text:index-entry-bibliography text:bibliography-data-field="annote"/>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style-name="Strong_20_Emphasis" text:bibliography-data-field="title"/>
            <text:index-entry-span>. Disponível em: &lt;</text:index-entry-span>
            <text:index-entry-bibliography text:style-name="Internet_20_link" text:bibliography-data-field="url"/>
            <text:index-entry-span>&gt;. Acesso em: </text:index-entry-span>
            <text:index-entry-bibliography text:bibliography-data-field="annote"/>
            <text:index-entry-span>.</text:index-entry-span>
          </text:bibliography-entry-template>
          <text:bibliography-entry-template text:bibliography-type="conference" text:style-name="Bibliography_20_1">
            <text:index-entry-bibliography text:bibliography-data-field="identifier"/>
            <text:index-entry-span>: </text:index-entry-span>
            <text:index-entry-bibliography text:style-name="Strong_20_Emphasis" text:bibliography-data-field="title"/>
            <text:index-entry-span>. Disponível em: &lt;</text:index-entry-span>
            <text:index-entry-bibliography text:style-name="Internet_20_link" text:bibliography-data-field="url"/>
            <text:index-entry-span>&gt;. Acesso em: </text:index-entry-span>
            <text:index-entry-bibliography text:bibliography-data-field="annote"/>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style-name="Strong_20_Emphasis" text:bibliography-data-field="title"/>
            <text:index-entry-span>. Disponível em: &lt;</text:index-entry-span>
            <text:index-entry-bibliography text:style-name="Internet_20_link" text:bibliography-data-field="url"/>
            <text:index-entry-span>&gt;. Acesso em: </text:index-entry-span>
            <text:index-entry-bibliography text:bibliography-data-field="annote"/>
            <text:index-entry-span>.</text:index-entry-span>
          </text:bibliography-entry-template>
          <text:bibliography-entry-template text:bibliography-type="custom2" text:style-name="Bibliography_20_1">
            <text:index-entry-bibliography text:bibliography-data-field="identifier"/>
            <text:index-entry-span>: </text:index-entry-span>
            <text:index-entry-bibliography text:style-name="Strong_20_Emphasis" text:bibliography-data-field="title"/>
            <text:index-entry-span>. Disponível em: &lt;</text:index-entry-span>
            <text:index-entry-bibliography text:style-name="Internet_20_link" text:bibliography-data-field="url"/>
            <text:index-entry-span>&gt;. Acesso em: </text:index-entry-span>
            <text:index-entry-bibliography text:bibliography-data-field="annote"/>
            <text:index-entry-span>.</text:index-entry-span>
          </text:bibliography-entry-template>
          <text:bibliography-entry-template text:bibliography-type="custom3" text:style-name="Bibliography_20_1">
            <text:index-entry-bibliography text:bibliography-data-field="identifier"/>
            <text:index-entry-span>: </text:index-entry-span>
            <text:index-entry-bibliography text:style-name="Strong_20_Emphasis" text:bibliography-data-field="title"/>
            <text:index-entry-span>. Disponível em: &lt;</text:index-entry-span>
            <text:index-entry-bibliography text:style-name="Internet_20_link" text:bibliography-data-field="url"/>
            <text:index-entry-span>&gt;. Acesso em: </text:index-entry-span>
            <text:index-entry-bibliography text:bibliography-data-field="annote"/>
            <text:index-entry-span>.</text:index-entry-span>
          </text:bibliography-entry-template>
          <text:bibliography-entry-template text:bibliography-type="custom4" text:style-name="Bibliography_20_1">
            <text:index-entry-bibliography text:bibliography-data-field="identifier"/>
            <text:index-entry-span>: </text:index-entry-span>
            <text:index-entry-bibliography text:style-name="Strong_20_Emphasis" text:bibliography-data-field="title"/>
            <text:index-entry-span>. Disponível em: &lt;</text:index-entry-span>
            <text:index-entry-bibliography text:style-name="Internet_20_link" text:bibliography-data-field="url"/>
            <text:index-entry-span>&gt;. Acesso em: </text:index-entry-span>
            <text:index-entry-bibliography text:bibliography-data-field="annote"/>
            <text:index-entry-span>.</text:index-entry-span>
          </text:bibliography-entry-template>
          <text:bibliography-entry-template text:bibliography-type="custom5" text:style-name="Bibliography_20_1">
            <text:index-entry-bibliography text:bibliography-data-field="identifier"/>
            <text:index-entry-span>: </text:index-entry-span>
            <text:index-entry-bibliography text:style-name="Strong_20_Emphasis" text:bibliography-data-field="title"/>
            <text:index-entry-span>. Disponível em: &lt;</text:index-entry-span>
            <text:index-entry-bibliography text:style-name="Internet_20_link" text:bibliography-data-field="url"/>
            <text:index-entry-span>&gt;. Acesso em: </text:index-entry-span>
            <text:index-entry-bibliography text:bibliography-data-field="annote"/>
            <text:index-entry-span>.</text:index-entry-span>
          </text:bibliography-entry-template>
          <text:bibliography-entry-template text:bibliography-type="email" text:style-name="Bibliography_20_1">
            <text:index-entry-bibliography text:bibliography-data-field="identifier"/>
            <text:index-entry-span>: </text:index-entry-span>
            <text:index-entry-bibliography text:style-name="Strong_20_Emphasis" text:bibliography-data-field="title"/>
            <text:index-entry-span>. Disponível em: &lt;</text:index-entry-span>
            <text:index-entry-bibliography text:style-name="Internet_20_link" text:bibliography-data-field="url"/>
            <text:index-entry-span>&gt;. Acesso em: </text:index-entry-span>
            <text:index-entry-bibliography text:bibliography-data-field="annote"/>
            <text:index-entry-span>.</text:index-entry-span>
          </text:bibliography-entry-template>
          <text:bibliography-entry-template text:bibliography-type="inbook" text:style-name="Bibliography_20_1">
            <text:index-entry-bibliography text:bibliography-data-field="identifier"/>
            <text:index-entry-span>: </text:index-entry-span>
            <text:index-entry-bibliography text:style-name="Strong_20_Emphasis" text:bibliography-data-field="title"/>
            <text:index-entry-span>. Disponível em: &lt;</text:index-entry-span>
            <text:index-entry-bibliography text:style-name="Internet_20_link" text:bibliography-data-field="url"/>
            <text:index-entry-span>&gt;. Acesso em: </text:index-entry-span>
            <text:index-entry-bibliography text:bibliography-data-field="annote"/>
            <text:index-entry-span>.</text:index-entry-span>
          </text:bibliography-entry-template>
          <text:bibliography-entry-template text:bibliography-type="incollection" text:style-name="Bibliography_20_1">
            <text:index-entry-bibliography text:bibliography-data-field="identifier"/>
            <text:index-entry-span>: </text:index-entry-span>
            <text:index-entry-bibliography text:style-name="Strong_20_Emphasis" text:bibliography-data-field="title"/>
            <text:index-entry-span>. Disponível em: &lt;</text:index-entry-span>
            <text:index-entry-bibliography text:style-name="Internet_20_link" text:bibliography-data-field="url"/>
            <text:index-entry-span>&gt;. Acesso em: </text:index-entry-span>
            <text:index-entry-bibliography text:bibliography-data-field="annote"/>
            <text:index-entry-span>.</text:index-entry-span>
          </text:bibliography-entry-template>
          <text:bibliography-entry-template text:bibliography-type="inproceedings" text:style-name="Bibliography_20_1">
            <text:index-entry-bibliography text:bibliography-data-field="identifier"/>
            <text:index-entry-span>: </text:index-entry-span>
            <text:index-entry-bibliography text:style-name="Strong_20_Emphasis" text:bibliography-data-field="title"/>
            <text:index-entry-span>. Disponível em: &lt;</text:index-entry-span>
            <text:index-entry-bibliography text:style-name="Internet_20_link" text:bibliography-data-field="url"/>
            <text:index-entry-span>&gt;. Acesso em: </text:index-entry-span>
            <text:index-entry-bibliography text:bibliography-data-field="annote"/>
            <text:index-entry-span>.</text:index-entry-span>
          </text:bibliography-entry-template>
          <text:bibliography-entry-template text:bibliography-type="journal" text:style-name="Bibliography_20_1">
            <text:index-entry-bibliography text:bibliography-data-field="identifier"/>
            <text:index-entry-span>: </text:index-entry-span>
            <text:index-entry-bibliography text:style-name="Strong_20_Emphasis" text:bibliography-data-field="title"/>
            <text:index-entry-span>. Disponível em: &lt;</text:index-entry-span>
            <text:index-entry-bibliography text:style-name="Internet_20_link" text:bibliography-data-field="url"/>
            <text:index-entry-span>&gt;. Acesso em: </text:index-entry-span>
            <text:index-entry-bibliography text:bibliography-data-field="annote"/>
            <text:index-entry-span>.</text:index-entry-span>
          </text:bibliography-entry-template>
          <text:bibliography-entry-template text:bibliography-type="manual" text:style-name="Bibliography_20_1">
            <text:index-entry-bibliography text:bibliography-data-field="identifier"/>
            <text:index-entry-span>: </text:index-entry-span>
            <text:index-entry-bibliography text:style-name="Strong_20_Emphasis" text:bibliography-data-field="title"/>
            <text:index-entry-span>. Disponível em: &lt;</text:index-entry-span>
            <text:index-entry-bibliography text:style-name="Internet_20_link" text:bibliography-data-field="url"/>
            <text:index-entry-span>&gt;. Acesso em: </text:index-entry-span>
            <text:index-entry-bibliography text:bibliography-data-field="annote"/>
            <text:index-entry-span>.</text:index-entry-span>
          </text:bibliography-entry-template>
          <text:bibliography-entry-template text:bibliography-type="mastersthesis" text:style-name="Bibliography_20_1">
            <text:index-entry-bibliography text:bibliography-data-field="identifier"/>
            <text:index-entry-span>: </text:index-entry-span>
            <text:index-entry-bibliography text:style-name="Strong_20_Emphasis" text:bibliography-data-field="title"/>
            <text:index-entry-span>. Disponível em: &lt;</text:index-entry-span>
            <text:index-entry-bibliography text:style-name="Internet_20_link" text:bibliography-data-field="url"/>
            <text:index-entry-span>&gt;. Acesso em: </text:index-entry-span>
            <text:index-entry-bibliography text:bibliography-data-field="annote"/>
            <text:index-entry-span>.</text:index-entry-span>
          </text:bibliography-entry-template>
          <text:bibliography-entry-template text:bibliography-type="misc" text:style-name="Bibliography_20_1">
            <text:index-entry-bibliography text:bibliography-data-field="identifier"/>
            <text:index-entry-span>: </text:index-entry-span>
            <text:index-entry-bibliography text:style-name="Strong_20_Emphasis" text:bibliography-data-field="title"/>
            <text:index-entry-span>. Disponível em: &lt;</text:index-entry-span>
            <text:index-entry-bibliography text:style-name="Internet_20_link" text:bibliography-data-field="url"/>
            <text:index-entry-span>&gt;. Acesso em: </text:index-entry-span>
            <text:index-entry-bibliography text:bibliography-data-field="annote"/>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style-name="Strong_20_Emphasis" text:bibliography-data-field="title"/>
            <text:index-entry-span>. Disponível em: &lt;</text:index-entry-span>
            <text:index-entry-bibliography text:style-name="Internet_20_link" text:bibliography-data-field="url"/>
            <text:index-entry-span>&gt;. Acesso em: </text:index-entry-span>
            <text:index-entry-bibliography text:bibliography-data-field="annote"/>
            <text:index-entry-span>.</text:index-entry-span>
          </text:bibliography-entry-template>
          <text:bibliography-entry-template text:bibliography-type="proceedings" text:style-name="Bibliography_20_1">
            <text:index-entry-bibliography text:bibliography-data-field="identifier"/>
            <text:index-entry-span>: </text:index-entry-span>
            <text:index-entry-bibliography text:style-name="Strong_20_Emphasis" text:bibliography-data-field="title"/>
            <text:index-entry-span>. Disponível em: &lt;</text:index-entry-span>
            <text:index-entry-bibliography text:style-name="Internet_20_link" text:bibliography-data-field="url"/>
            <text:index-entry-span>&gt;. Acesso em: </text:index-entry-span>
            <text:index-entry-bibliography text:bibliography-data-field="annote"/>
            <text:index-entry-span>.</text:index-entry-span>
          </text:bibliography-entry-template>
          <text:bibliography-entry-template text:bibliography-type="techreport" text:style-name="Bibliography_20_1">
            <text:index-entry-bibliography text:bibliography-data-field="identifier"/>
            <text:index-entry-span>: </text:index-entry-span>
            <text:index-entry-bibliography text:style-name="Strong_20_Emphasis" text:bibliography-data-field="title"/>
            <text:index-entry-span>. Disponível em: &lt;</text:index-entry-span>
            <text:index-entry-bibliography text:style-name="Internet_20_link" text:bibliography-data-field="url"/>
            <text:index-entry-span>&gt;. Acesso em: </text:index-entry-span>
            <text:index-entry-bibliography text:bibliography-data-field="annote"/>
            <text:index-entry-span>.</text:index-entry-span>
          </text:bibliography-entry-template>
          <text:bibliography-entry-template text:bibliography-type="unpublished" text:style-name="Bibliography_20_1">
            <text:index-entry-bibliography text:bibliography-data-field="identifier"/>
            <text:index-entry-span>: </text:index-entry-span>
            <text:index-entry-bibliography text:style-name="Strong_20_Emphasis" text:bibliography-data-field="title"/>
            <text:index-entry-span>. Disponível em: &lt;</text:index-entry-span>
            <text:index-entry-bibliography text:style-name="Internet_20_link" text:bibliography-data-field="url"/>
            <text:index-entry-span>&gt;. Acesso em: </text:index-entry-span>
            <text:index-entry-bibliography text:bibliography-data-field="annote"/>
            <text:index-entry-span>.</text:index-entry-span>
          </text:bibliography-entry-template>
          <text:bibliography-entry-template text:bibliography-type="www" text:style-name="Bibliography_20_1">
            <text:index-entry-bibliography text:bibliography-data-field="identifier"/>
            <text:index-entry-span>: </text:index-entry-span>
            <text:index-entry-bibliography text:style-name="Strong_20_Emphasis" text:bibliography-data-field="title"/>
            <text:index-entry-span>. Disponível em: &lt;</text:index-entry-span>
            <text:index-entry-bibliography text:style-name="Internet_20_link" text:bibliography-data-field="url"/>
            <text:index-entry-span>&gt;. Acesso em: </text:index-entry-span>
            <text:index-entry-bibliography text:bibliography-data-field="annote"/>
            <text:index-entry-span>.</text:index-entry-span>
          </text:bibliography-entry-template>
        </text:bibliography-source>
        <text:index-body>
          <text:index-title text:style-name="Sect1" text:name="Bibliografia1_Head">
            <text:p text:style-name="P2">Bibliografia</text:p>
          </text:index-title>
          <text:p text:style-name="P1">1: <text:span text:style-name="Strong_20_Emphasis">Catolicismo - Wikipédia</text:span>. Disponível em: &lt;<text:span text:style-name="Internet_20_link">https://pt.wikipedia.org</text:span>&gt;. Acesso em: 18 de Abril de 2021.</text:p>
          <text:p text:style-name="P1">2: <text:span text:style-name="Strong_20_Emphasis">A igreja católica no mundo - Wikipédia, a enciclopédia livre</text:span>. Disponível em: &lt;<text:span text:style-name="Internet_20_link">https://pt.wikipedia.org/wiki/Igreja_Cat%C3%B3lica_no_mundo</text:span>&gt;. Acesso em: 18 de abril de 2021.</text:p>
          <text:p text:style-name="P1">3: <text:span text:style-name="Strong_20_Emphasis">27 Razões para não ser católico</text:span>. Disponível em: &lt;<text:span text:style-name="Internet_20_link">https://www.presbiteros.org.br/27-razoes-para-nao-ser-catolico</text:span>&gt;. Acesso em: Acesso em: 18 de abril de 2021.</text:p>
        </text:index-body>
      </text:bibliography>
      <text:p text:style-name="P13"/>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SArial" svg:font-family="SArial"/>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Negrito"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fo:padding="0cm" fo:border="none"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fo:padding="0cm" fo:border="none">
        <style:tab-stops>
          <style:tab-stop style:position="16cm" style:type="right" style:leader-style="dotted" style:leader-text="."/>
        </style:tab-stops>
      </style:paragraph-properties>
      <style:text-properties style:font-name="Arial1" fo:font-family="Arial" style:font-style-name="Normal" style:font-family-generic="swiss" style:font-pitch="variable" fo:language="pt" fo:country="BR"/>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Arial" fo:font-family="Arial" style:font-style-name="Negrito" style:font-family-generic="swiss" style:font-pitch="variable" fo:font-size="12pt" fo:language="pt" fo:country="BR" fo:font-weight="bold" style:font-size-asian="12pt"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 fo:font-family="Arial" style:font-style-name="Negrito" style:font-family-generic="swiss" style:font-pitch="variable" fo:font-size="12pt" fo:language="pt" fo:country="BR"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pt" fo:country="BR"/>
    <text:linenumbering-configuration text:style-name="Line_20_numbering" text:number-lines="false" text:count-empty-lines="false" text:restart-on-page="true" text:offset="0.499cm" style:num-format="1" text:number-position="right" text:increment="1"/>
    <style:default-page-layout>
      <style:page-layout-properties style:writing-mode="lr-tb" style:layout-grid-standard-mode="true"/>
    </style:default-page-layout>
  </office:styles>
  <office:automatic-styles>
    <style:style style:name="Mfr1"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Figura1" text:anchor-type="char" svg:width="17cm" svg:height="2.748cm" draw:z-index="6"><draw:image xlink:href="Pictures/1000000000000500000000CF73E1439B139099FF.jpg" xlink:type="simple" xlink:show="embed" xlink:actuate="onLoad" draw:mime-type="image/jpeg"/></draw:frame></text:p>
      </style:head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2.2$Windows_X86_64 LibreOffice_project/8a45595d069ef5570103caea1b71cc9d82b2aae4</meta:generator>
    <dc:date>2021-04-21T15:14:08.393000000</dc:date>
    <meta:editing-duration>PT1H54M44S</meta:editing-duration>
    <meta:editing-cycles>26</meta:editing-cycles>
    <meta:document-statistic meta:table-count="0" meta:image-count="1" meta:object-count="0" meta:page-count="7" meta:paragraph-count="44" meta:word-count="1444" meta:character-count="8829" meta:non-whitespace-character-count="7403"/>
  </office:meta>
</office:document-meta>
</file>